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200000001923F90223B7F2ED3DE.eps" manifest:media-type="image/x-eps"/>
  <manifest:file-entry manifest:full-path="Pictures/200000020000020800000192A5BBB6BFA8187E56.eps" manifest:media-type="image/x-eps"/>
  <manifest:file-entry manifest:full-path="Pictures/20000002000001FA000001923F6AE54A5A215782.eps" manifest:media-type="image/x-eps"/>
  <manifest:file-entry manifest:full-path="Pictures/200000020000020000000192B76223F9EF5C89B1.eps" manifest:media-type="image/x-eps"/>
  <manifest:file-entry manifest:full-path="Pictures/200000020000041B00000229ED791261C4869EF0.eps" manifest:media-type="image/x-eps"/>
  <manifest:file-entry manifest:full-path="Pictures/20000002000001F6000001946EB7157B0A5397D4.eps" manifest:media-type="image/x-eps"/>
  <manifest:file-entry manifest:full-path="Pictures/20000002000001F600000194B2BBF97268609AC7.eps" manifest:media-type="image/x-eps"/>
  <manifest:file-entry manifest:full-path="Pictures/200000020000020200000192F93CCC2CF4D1A9A3.eps" manifest:media-type="image/x-eps"/>
  <manifest:file-entry manifest:full-path="Pictures/200000020000041B00000229E92DCE5E3F3CFCC5.eps" manifest:media-type="image/x-eps"/>
  <manifest:file-entry manifest:full-path="Pictures/20000002000001EF00000194B9ED6EC480F4E62D.eps" manifest:media-type="image/x-eps"/>
  <manifest:file-entry manifest:full-path="Pictures/2000000200000208000001927DEDC27B25D5A444.eps" manifest:media-type="image/x-eps"/>
  <manifest:file-entry manifest:full-path="Pictures/20000002000001EF0000019491D84774D287011E.eps" manifest:media-type="image/x-eps"/>
  <manifest:file-entry manifest:full-path="Pictures/200000020000041B00000229C69447DCE5D49331.eps" manifest:media-type="image/x-eps"/>
  <manifest:file-entry manifest:full-path="Pictures/200000020000041B00000229858A6333B2AF7979.eps" manifest:media-type="image/x-eps"/>
  <manifest:file-entry manifest:full-path="Pictures/20000002000001EF00000194ED89F3627427E714.eps" manifest:media-type="image/x-eps"/>
  <manifest:file-entry manifest:full-path="Pictures/20000002000001F3000001941E9CAE84D6871109.eps" manifest:media-type="image/x-eps"/>
  <manifest:file-entry manifest:full-path="Pictures/200000020000041B000002297C65D8ACEF210E84.eps" manifest:media-type="image/x-eps"/>
  <manifest:file-entry manifest:full-path="Pictures/200000020000020800000192F3DFFF050548AF31.eps" manifest:media-type="image/x-eps"/>
  <manifest:file-entry manifest:full-path="Pictures/20000002000001ED00000194E667F4D1C666AA61.eps" manifest:media-type="image/x-eps"/>
  <manifest:file-entry manifest:full-path="Pictures/20000002000001E9000001943D09043F7D644B4D.eps" manifest:media-type="image/x-eps"/>
  <manifest:file-entry manifest:full-path="Pictures/20000002000001EF0000019495C9487B567D2B9E.eps" manifest:media-type="image/x-eps"/>
  <manifest:file-entry manifest:full-path="Pictures/20000002000001EF00000194A5D752A0EB0904E7.eps" manifest:media-type="image/x-eps"/>
  <manifest:file-entry manifest:full-path="Pictures/20000002000001EF000001945E4AC063E3E78725.eps" manifest:media-type="image/x-eps"/>
  <manifest:file-entry manifest:full-path="Pictures/20000002000001FA0000019258042F891D038F78.eps" manifest:media-type="image/x-eps"/>
  <manifest:file-entry manifest:full-path="Pictures/20000002000001FA000001926BE07D7F0238A809.eps" manifest:media-type="image/x-eps"/>
  <manifest:file-entry manifest:full-path="Pictures/20000002000001E9000001947CA76C480306E330.eps" manifest:media-type="image/x-eps"/>
  <manifest:file-entry manifest:full-path="Pictures/200000020000020200000192E2AB7636909B77C9.eps" manifest:media-type="image/x-eps"/>
  <manifest:file-entry manifest:full-path="Pictures/200000020000041B00000229AB6CAD0AD5FA96F5.eps" manifest:media-type="image/x-eps"/>
  <manifest:file-entry manifest:full-path="Pictures/20000002000002080000019276B6F35FB31B1CEB.eps" manifest:media-type="image/x-eps"/>
  <manifest:file-entry manifest:full-path="Pictures/20000002000001FA000001929F31701510A8BF2A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f0046" officeooo:paragraph-rsid="000f004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6c2641" officeooo:paragraph-rsid="006c264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1683269" officeooo:paragraph-rsid="01683269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officeooo:rsid="01683269" officeooo:paragraph-rsid="01683269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169de8c" officeooo:paragraph-rsid="01683269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16cbf84" officeooo:paragraph-rsid="016cbf84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16fa7ec" officeooo:paragraph-rsid="016cbf84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3pt" fo:font-weight="bold" officeooo:rsid="016fa7ec" officeooo:paragraph-rsid="016fa7ec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16fa7ec" officeooo:paragraph-rsid="0170b2e9" style:font-size-asian="13pt" style:font-weight-asian="bold" style:font-size-complex="13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15289ca"/>
    </style:style>
    <style:style style:name="T3" style:family="text">
      <style:text-properties officeooo:rsid="016a8ec7"/>
    </style:style>
    <style:style style:name="T4" style:family="text">
      <style:text-properties officeooo:rsid="016b434c"/>
    </style:style>
    <style:style style:name="T5" style:family="text">
      <style:text-properties officeooo:rsid="0170b2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2">74</text:span>: <text:span text:style-name="T2">Financial Engineering Lab</text:span></text:p>
      <text:p text:style-name="P1">LAB <text:span text:style-name="T4">7</text:span> <text:span text:style-name="T1">Report</text:span></text:p>
      <text:p text:style-name="P2">Abheek Ghosh - 140123047</text:p>
      <text:p text:style-name="P1"/>
      <text:p text:style-name="P3">Question 1</text:p>
      <text:p text:style-name="P4"><text:span text:style-name="T3">Only program required</text:span>.</text:p>
      <text:p text:style-name="P4"/>
      <text:p text:style-name="P3">Question 2</text:p>
      <text:p text:style-name="P5"><draw:frame draw:style-name="fr1" draw:name="Image1" text:anchor-type="paragraph" svg:width="17.403cm" svg:height="9.156cm" draw:z-index="0"><draw:image xlink:href="Pictures/200000020000041B00000229E92DCE5E3F3CFCC5.eps" xlink:type="simple" xlink:show="embed" xlink:actuate="onLoad"/></draw:frame></text:p>
      <text:p text:style-name="P4"/>
      <text:p text:style-name="P4"><draw:frame draw:style-name="fr1" draw:name="Image2" text:anchor-type="paragraph" svg:width="17.403cm" svg:height="9.156cm" draw:z-index="1"><draw:image xlink:href="Pictures/200000020000041B00000229858A6333B2AF7979.eps" xlink:type="simple" xlink:show="embed" xlink:actuate="onLoad"/></draw:frame></text:p>
      <text:p text:style-name="P4"/>
      <text:p text:style-name="P4"><draw:frame draw:style-name="fr2" draw:name="Image3" text:anchor-type="paragraph" svg:width="17.403cm" svg:height="9.156cm" draw:z-index="2"><draw:image xlink:href="Pictures/200000020000041B000002297C65D8ACEF210E84.eps" xlink:type="simple" xlink:show="embed" xlink:actuate="onLoad"/></draw:frame><text:soft-page-break/></text:p>
      <text:p text:style-name="P4"/>
      <text:p text:style-name="P4"><draw:frame draw:style-name="fr1" draw:name="Image4" text:anchor-type="paragraph" svg:width="17.403cm" svg:height="9.156cm" draw:z-index="3"><draw:image xlink:href="Pictures/200000020000041B00000229AB6CAD0AD5FA96F5.eps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Question 3</text:p>
      <text:p text:style-name="P4"><draw:frame draw:style-name="fr2" draw:name="Image5" text:anchor-type="paragraph" svg:width="17.403cm" svg:height="9.156cm" draw:z-index="4"><draw:image xlink:href="Pictures/200000020000041B00000229ED791261C4869EF0.eps" xlink:type="simple" xlink:show="embed" xlink:actuate="onLoad"/></draw:frame></text:p>
      <text:p text:style-name="P4"/>
      <text:p text:style-name="P4"><draw:frame draw:style-name="fr1" draw:name="Image6" text:anchor-type="paragraph" svg:width="17.403cm" svg:height="9.156cm" draw:z-index="5"><draw:image xlink:href="Pictures/200000020000041B00000229C69447DCE5D49331.eps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uestion 4</text:p>
      <text:p text:style-name="P6">Original Paramaters</text:p>
      <text:p text:style-name="P6">T = <text:s text:c="4"/>1</text:p>
      <text:p text:style-name="P6">K = <text:s text:c="4"/>1</text:p>
      <text:p text:style-name="P6">r = <text:s text:c="3"/>0.0500</text:p>
      <text:p text:style-name="P6">sig = <text:s text:c="3"/>0.6000</text:p>
      <text:p text:style-name="P6">t = <text:s text:c="4"/>0</text:p>
      <text:p text:style-name="P6">s = <text:s text:c="4"/>1</text:p>
      <text:p text:style-name="P6"/>
      <text:p text:style-name="P6">Call Option Prices varying with T</text:p>
      <text:p text:style-name="P6">T<text:tab/><text:tab/>Prices</text:p>
      <text:p text:style-name="P6">0.200000<text:tab/>0.111245</text:p>
      <text:p text:style-name="P6">0.400000<text:tab/>0.159100</text:p>
      <text:p text:style-name="P6">0.600000<text:tab/>0.196188</text:p>
      <text:p text:style-name="P6">0.800000<text:tab/>0.227573</text:p>
      <text:p text:style-name="P6">1.000000<text:tab/>0.255232</text:p>
      <text:p text:style-name="P6">1.200000<text:tab/>0.280189</text:p>
      <text:p text:style-name="P6">1.400000<text:tab/>0.303058</text:p>
      <text:p text:style-name="P6">1.600000<text:tab/>0.324242</text:p>
      <text:p text:style-name="P6">1.800000<text:tab/>0.344025</text:p>
      <text:p text:style-name="P6">2.000000<text:tab/>0.362613</text:p>
      <text:p text:style-name="P6"/>
      <text:p text:style-name="P6">Put Option Prices varying with T</text:p>
      <text:p text:style-name="P6">T<text:tab/><text:tab/>Prices</text:p>
      <text:p text:style-name="P6">0.200000<text:tab/>0.101294</text:p>
      <text:p text:style-name="P6">0.400000<text:tab/>0.139298</text:p>
      <text:p text:style-name="P6">0.600000<text:tab/>0.166634</text:p>
      <text:p text:style-name="P6">0.800000<text:tab/>0.188363</text:p>
      <text:p text:style-name="P6">1.000000<text:tab/>0.206461</text:p>
      <text:p text:style-name="P6">1.200000<text:tab/>0.221954</text:p>
      <text:p text:style-name="P6">1.400000<text:tab/>0.235452</text:p>
      <text:p text:style-name="P6">1.600000<text:tab/>0.247359</text:p>
      <text:p text:style-name="P6">1.800000<text:tab/>0.257956</text:p>
      <text:p text:style-name="P6">2.000000<text:tab/>0.267451</text:p>
      <text:p text:style-name="P6"/>
      <text:p text:style-name="P6">Call Option Prices varying with K</text:p>
      <text:p text:style-name="P6">K<text:tab/><text:tab/>Prices</text:p>
      <text:p text:style-name="P6">0.500000<text:tab/>0.545176</text:p>
      <text:p text:style-name="P6">0.600000<text:tab/>0.470788</text:p>
      <text:p text:style-name="P6">0.700000<text:tab/>0.404961</text:p>
      <text:p text:style-name="P6">0.800000<text:tab/>0.347515</text:p>
      <text:p text:style-name="P6">0.900000<text:tab/>0.297865</text:p>
      <text:p text:style-name="P6">1.000000<text:tab/>0.255232</text:p>
      <text:p text:style-name="P6">1.100000<text:tab/>0.218779</text:p>
      <text:p text:style-name="P6">1.200000<text:tab/>0.187690</text:p>
      <text:p text:style-name="P6">1.300000<text:tab/>0.161211</text:p>
      <text:p text:style-name="P6">1.400000<text:tab/>0.138667</text:p>
      <text:p text:style-name="P6">1.500000<text:tab/>0.119470</text:p>
      <text:p text:style-name="P6"/>
      <text:p text:style-name="P6">Put Option Prices varying with K</text:p>
      <text:p text:style-name="P6">K<text:tab/><text:tab/>Prices</text:p>
      <text:p text:style-name="P6">0.500000<text:tab/>0.020791</text:p>
      <text:p text:style-name="P6">0.600000<text:tab/>0.041526</text:p>
      <text:p text:style-name="P6">0.700000<text:tab/>0.070822</text:p>
      <text:p text:style-name="P6">0.800000<text:tab/>0.108499</text:p>
      <text:p text:style-name="P6">0.900000<text:tab/>0.153971</text:p>
      <text:p text:style-name="P6">1.000000<text:tab/>0.206461</text:p>
      <text:p text:style-name="P6">1.100000<text:tab/>0.265132</text:p>
      <text:p text:style-name="P6">1.200000<text:tab/>0.329166</text:p>
      <text:p text:style-name="P6"><text:soft-page-break/>1.300000<text:tab/>0.397809</text:p>
      <text:p text:style-name="P6">1.400000<text:tab/>0.470389</text:p>
      <text:p text:style-name="P6">1.500000<text:tab/>0.546314</text:p>
      <text:p text:style-name="P6"/>
      <text:p text:style-name="P6">Call Option Prices varying with r</text:p>
      <text:p text:style-name="P6">r<text:tab/><text:tab/>Prices</text:p>
      <text:p text:style-name="P6">0.020000<text:tab/>0.243515</text:p>
      <text:p text:style-name="P6">0.040000<text:tab/>0.251303</text:p>
      <text:p text:style-name="P6">0.060000<text:tab/>0.259183</text:p>
      <text:p text:style-name="P6">0.080000<text:tab/>0.267151</text:p>
      <text:p text:style-name="P6">0.100000<text:tab/>0.275200</text:p>
      <text:p text:style-name="P6">0.120000<text:tab/>0.283326</text:p>
      <text:p text:style-name="P6">0.140000<text:tab/>0.291524</text:p>
      <text:p text:style-name="P6">0.160000<text:tab/>0.299788</text:p>
      <text:p text:style-name="P6">0.180000<text:tab/>0.308112</text:p>
      <text:p text:style-name="P6">0.200000<text:tab/>0.316491</text:p>
      <text:p text:style-name="P6"/>
      <text:p text:style-name="P6">Put Option Prices varying with r</text:p>
      <text:p text:style-name="P6">r<text:tab/><text:tab/>Prices</text:p>
      <text:p text:style-name="P6">0.020000<text:tab/>0.223713</text:p>
      <text:p text:style-name="P6">0.040000<text:tab/>0.212092</text:p>
      <text:p text:style-name="P6">0.060000<text:tab/>0.200948</text:p>
      <text:p text:style-name="P6">0.080000<text:tab/>0.190267</text:p>
      <text:p text:style-name="P6">0.100000<text:tab/>0.180038</text:p>
      <text:p text:style-name="P6">0.120000<text:tab/>0.170247</text:p>
      <text:p text:style-name="P6">0.140000<text:tab/>0.160882</text:p>
      <text:p text:style-name="P6">0.160000<text:tab/>0.151931</text:p>
      <text:p text:style-name="P6">0.180000<text:tab/>0.143382</text:p>
      <text:p text:style-name="P6">0.200000<text:tab/>0.135222</text:p>
      <text:p text:style-name="P6"/>
      <text:p text:style-name="P6">Call Option Prices varying with sig</text:p>
      <text:p text:style-name="P6">sig<text:tab/><text:tab/>Prices</text:p>
      <text:p text:style-name="P6">0.200000<text:tab/>0.104506</text:p>
      <text:p text:style-name="P6">0.300000<text:tab/>0.142313</text:p>
      <text:p text:style-name="P6">0.400000<text:tab/>0.180230</text:p>
      <text:p text:style-name="P6">0.500000<text:tab/>0.217926</text:p>
      <text:p text:style-name="P6">0.600000<text:tab/>0.255232</text:p>
      <text:p text:style-name="P6">0.700000<text:tab/>0.292027</text:p>
      <text:p text:style-name="P6">0.800000<text:tab/>0.328210</text:p>
      <text:p text:style-name="P6">0.900000<text:tab/>0.363694</text:p>
      <text:p text:style-name="P6">1.000000<text:tab/>0.398402</text:p>
      <text:p text:style-name="P6"/>
      <text:p text:style-name="P6">Put Option Prices varying with sig</text:p>
      <text:p text:style-name="P6">sig<text:tab/><text:tab/>Prices</text:p>
      <text:p text:style-name="P6">0.200000<text:tab/>0.055735</text:p>
      <text:p text:style-name="P6">0.300000<text:tab/>0.093542</text:p>
      <text:p text:style-name="P6">0.400000<text:tab/>0.131459</text:p>
      <text:p text:style-name="P6">0.500000<text:tab/>0.169155</text:p>
      <text:p text:style-name="P6">0.600000<text:tab/>0.206461</text:p>
      <text:p text:style-name="P6">0.700000<text:tab/>0.243256</text:p>
      <text:p text:style-name="P6">0.800000<text:tab/>0.279439</text:p>
      <text:p text:style-name="P6">0.900000<text:tab/>0.314924</text:p>
      <text:p text:style-name="P6">1.000000<text:tab/>0.349631</text:p>
      <text:p text:style-name="P6"/>
      <text:p text:style-name="P6">Call Option Prices varying with t</text:p>
      <text:p text:style-name="P6">t<text:tab/><text:tab/>Prices</text:p>
      <text:p text:style-name="P6">0.000000<text:tab/>0.255232</text:p>
      <text:p text:style-name="P6">0.100000<text:tab/>0.241791</text:p>
      <text:p text:style-name="P6">0.200000<text:tab/>0.227573</text:p>
      <text:p text:style-name="P6">0.300000<text:tab/>0.21243</text:p>
      <text:p text:style-name="P6"><text:soft-page-break/>0.400000<text:tab/>0.196188</text:p>
      <text:p text:style-name="P6">0.500000<text:tab/>0.178551</text:p>
      <text:p text:style-name="P6">0.600000<text:tab/>0.159100</text:p>
      <text:p text:style-name="P6">0.700000<text:tab/>0.137124</text:p>
      <text:p text:style-name="P6">0.800000<text:tab/>0.111245</text:p>
      <text:p text:style-name="P6">0.900000<text:tab/>0.077912</text:p>
      <text:p text:style-name="P6"/>
      <text:p text:style-name="P6">Put Option Prices varying with t</text:p>
      <text:p text:style-name="P6">t<text:tab/><text:tab/>Prices</text:p>
      <text:p text:style-name="P6">0.000000<text:tab/>0.206461</text:p>
      <text:p text:style-name="P6">0.100000<text:tab/>0.197788</text:p>
      <text:p text:style-name="P6">0.200000<text:tab/>0.188363</text:p>
      <text:p text:style-name="P6">0.300000<text:tab/>0.178042</text:p>
      <text:p text:style-name="P6">0.400000<text:tab/>0.166634</text:p>
      <text:p text:style-name="P6">0.500000<text:tab/>0.153861</text:p>
      <text:p text:style-name="P6">0.600000<text:tab/>0.139298</text:p>
      <text:p text:style-name="P6">0.700000<text:tab/>0.122236</text:p>
      <text:p text:style-name="P6">0.800000<text:tab/>0.101294</text:p>
      <text:p text:style-name="P6">0.900000<text:tab/>0.072924</text:p>
      <text:p text:style-name="P6"/>
      <text:p text:style-name="P6">Call Option Prices varying with S</text:p>
      <text:p text:style-name="P6">S<text:tab/><text:tab/>Prices</text:p>
      <text:p text:style-name="P6">0.200000<text:tab/>0.000370</text:p>
      <text:p text:style-name="P6">0.400000<text:tab/>0.011924</text:p>
      <text:p text:style-name="P6">0.600000<text:tab/>0.056138</text:p>
      <text:p text:style-name="P6">0.800000<text:tab/>0.139135</text:p>
      <text:p text:style-name="P6">1.000000<text:tab/>0.255232</text:p>
      <text:p text:style-name="P6">1.200000<text:tab/>0.396162</text:p>
      <text:p text:style-name="P6">1.400000<text:tab/>0.554753</text:p>
      <text:p text:style-name="P6">1.600000<text:tab/>0.725642</text:p>
      <text:p text:style-name="P6">1.800000<text:tab/>0.905045</text:p>
      <text:p text:style-name="P6">2.000000<text:tab/>1.090352</text:p>
      <text:p text:style-name="P6"/>
      <text:p text:style-name="P6">Put Option Prices varying with S</text:p>
      <text:p text:style-name="P6">S<text:tab/><text:tab/>Prices</text:p>
      <text:p text:style-name="P6">0.200000<text:tab/>0.751599</text:p>
      <text:p text:style-name="P6">0.400000<text:tab/>0.563154</text:p>
      <text:p text:style-name="P6">0.600000<text:tab/>0.407367</text:p>
      <text:p text:style-name="P6">0.800000<text:tab/>0.290364</text:p>
      <text:p text:style-name="P6">1.000000<text:tab/>0.206461</text:p>
      <text:p text:style-name="P6">1.200000<text:tab/>0.147391</text:p>
      <text:p text:style-name="P6">1.400000<text:tab/>0.105982</text:p>
      <text:p text:style-name="P6">1.600000<text:tab/>0.076872</text:p>
      <text:p text:style-name="P6">1.800000<text:tab/>0.056275</text:p>
      <text:p text:style-name="P6">2.000000<text:tab/>0.04158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Two dimentional Plots</text:p>
      <text:p text:style-name="P7"><draw:frame draw:style-name="fr2" draw:name="Image7" text:anchor-type="paragraph" svg:width="17.403cm" svg:height="14.088cm" draw:z-index="6"><draw:image xlink:href="Pictures/20000002000001F3000001941E9CAE84D6871109.eps" xlink:type="simple" xlink:show="embed" xlink:actuate="onLoad"/></draw:frame></text:p>
      <text:p text:style-name="P7"/>
      <text:p text:style-name="P7"/>
      <text:p text:style-name="P7"><draw:frame draw:style-name="fr2" draw:name="Image8" text:anchor-type="paragraph" svg:width="17.403cm" svg:height="14.004cm" draw:z-index="7"><draw:image xlink:href="Pictures/20000002000001F600000194B2BBF97268609AC7.eps" xlink:type="simple" xlink:show="embed" xlink:actuate="onLoad"/></draw:frame><text:soft-page-break/></text:p>
      <text:p text:style-name="P7"/>
      <text:p text:style-name="P7"/>
      <text:p text:style-name="P7"><draw:frame draw:style-name="fr3" draw:name="Image9" text:anchor-type="paragraph" svg:width="17.251cm" svg:height="14.252cm" draw:z-index="8"><draw:image xlink:href="Pictures/20000002000001E9000001947CA76C480306E330.eps" xlink:type="simple" xlink:show="embed" xlink:actuate="onLoad"/></draw:frame><text:soft-page-break/></text:p>
      <text:p text:style-name="P7"/>
      <text:p text:style-name="P7"/>
      <text:p text:style-name="P7"><draw:frame draw:style-name="fr4" draw:name="Image10" text:anchor-type="paragraph" svg:x="0cm" svg:y="1cm" svg:width="17.403cm" svg:height="14.203cm" draw:z-index="9"><draw:image xlink:href="Pictures/20000002000001EF00000194ED89F3627427E714.eps" xlink:type="simple" xlink:show="embed" xlink:actuate="onLoad"/></draw:frame><text:soft-page-break/></text:p>
      <text:p text:style-name="P7"/>
      <text:p text:style-name="P7"/>
      <text:p text:style-name="P7"/>
      <text:p text:style-name="P7"><draw:frame draw:style-name="fr2" draw:name="Image11" text:anchor-type="paragraph" svg:width="17.403cm" svg:height="14.203cm" draw:z-index="10"><draw:image xlink:href="Pictures/20000002000001EF00000194B9ED6EC480F4E62D.eps" xlink:type="simple" xlink:show="embed" xlink:actuate="onLoad"/></draw:frame><text:soft-page-break/></text:p>
      <text:p text:style-name="P7"/>
      <text:p text:style-name="P7"/>
      <text:p text:style-name="P7"><draw:frame draw:style-name="fr2" draw:name="Image12" text:anchor-type="paragraph" svg:width="17.403cm" svg:height="14.203cm" draw:z-index="11"><draw:image xlink:href="Pictures/20000002000001EF0000019491D84774D287011E.eps" xlink:type="simple" xlink:show="embed" xlink:actuate="onLoad"/></draw:frame><text:soft-page-break/></text:p>
      <text:p text:style-name="P7"/>
      <text:p text:style-name="P7"/>
      <text:p text:style-name="P7"><draw:frame draw:style-name="fr3" draw:name="Image13" text:anchor-type="paragraph" svg:width="17.392cm" svg:height="14.252cm" draw:z-index="12"><draw:image xlink:href="Pictures/20000002000001ED00000194E667F4D1C666AA61.eps" xlink:type="simple" xlink:show="embed" xlink:actuate="onLoad"/></draw:frame><text:soft-page-break/></text:p>
      <text:p text:style-name="P7"/>
      <text:p text:style-name="P7"/>
      <text:p text:style-name="P7"><draw:frame draw:style-name="fr2" draw:name="Image14" text:anchor-type="paragraph" svg:width="17.403cm" svg:height="14.004cm" draw:z-index="13"><draw:image xlink:href="Pictures/20000002000001F6000001946EB7157B0A5397D4.eps" xlink:type="simple" xlink:show="embed" xlink:actuate="onLoad"/></draw:frame><text:soft-page-break/></text:p>
      <text:p text:style-name="P7"/>
      <text:p text:style-name="P7"/>
      <text:p text:style-name="P7"><draw:frame draw:style-name="fr3" draw:name="Image15" text:anchor-type="paragraph" svg:width="17.251cm" svg:height="14.252cm" draw:z-index="14"><draw:image xlink:href="Pictures/20000002000001E9000001943D09043F7D644B4D.eps" xlink:type="simple" xlink:show="embed" xlink:actuate="onLoad"/></draw:frame><text:soft-page-break/></text:p>
      <text:p text:style-name="P7"/>
      <text:p text:style-name="P7"/>
      <text:p text:style-name="P7"><draw:frame draw:style-name="fr2" draw:name="Image16" text:anchor-type="paragraph" svg:width="17.403cm" svg:height="14.203cm" draw:z-index="15"><draw:image xlink:href="Pictures/20000002000001EF00000194A5D752A0EB0904E7.eps" xlink:type="simple" xlink:show="embed" xlink:actuate="onLoad"/></draw:frame><text:soft-page-break/></text:p>
      <text:p text:style-name="P7"/>
      <text:p text:style-name="P7"><draw:frame draw:style-name="fr2" draw:name="Image17" text:anchor-type="paragraph" svg:width="17.403cm" svg:height="14.203cm" draw:z-index="16"><draw:image xlink:href="Pictures/20000002000001EF0000019495C9487B567D2B9E.eps" xlink:type="simple" xlink:show="embed" xlink:actuate="onLoad"/></draw:frame><text:soft-page-break/></text:p>
      <text:p text:style-name="P7"/>
      <text:p text:style-name="P7"><draw:frame draw:style-name="fr2" draw:name="Image18" text:anchor-type="paragraph" svg:width="17.403cm" svg:height="14.203cm" draw:z-index="17"><draw:image xlink:href="Pictures/20000002000001EF000001945E4AC063E3E78725.eps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5">Three </text:span><text:s/>dimentional Plots</text:p>
      <text:p text:style-name="P9"/>
      <text:p text:style-name="P9"><draw:frame draw:style-name="fr1" draw:name="Image19" text:anchor-type="paragraph" svg:width="17.403cm" svg:height="13.61cm" draw:z-index="18"><draw:image xlink:href="Pictures/200000020000020200000192E2AB7636909B77C9.eps" xlink:type="simple" xlink:show="embed" xlink:actuate="onLoad"/></draw:frame></text:p>
      <text:p text:style-name="P9"/>
      <text:p text:style-name="P9"><draw:frame draw:style-name="fr2" draw:name="Image20" text:anchor-type="paragraph" svg:width="17.403cm" svg:height="13.453cm" draw:z-index="19"><draw:image xlink:href="Pictures/20000002000002080000019276B6F35FB31B1CEB.eps" xlink:type="simple" xlink:show="embed" xlink:actuate="onLoad"/></draw:frame><text:soft-page-break/></text:p>
      <text:p text:style-name="P9"/>
      <text:p text:style-name="P9"><draw:frame draw:style-name="fr1" draw:name="Image21" text:anchor-type="paragraph" svg:width="17.403cm" svg:height="13.453cm" draw:z-index="20"><draw:image xlink:href="Pictures/200000020000020800000192F3DFFF050548AF31.eps" xlink:type="simple" xlink:show="embed" xlink:actuate="onLoad"/></draw:frame><text:soft-page-break/></text:p>
      <text:p text:style-name="P9"/>
      <text:p text:style-name="P9"><draw:frame draw:style-name="fr2" draw:name="Image22" text:anchor-type="paragraph" svg:width="17.403cm" svg:height="13.825cm" draw:z-index="21"><draw:image xlink:href="Pictures/20000002000001FA000001929F31701510A8BF2A.eps" xlink:type="simple" xlink:show="embed" xlink:actuate="onLoad"/></draw:frame><text:soft-page-break/></text:p>
      <text:p text:style-name="P9"/>
      <text:p text:style-name="P9"><draw:frame draw:style-name="fr2" draw:name="Image23" text:anchor-type="paragraph" svg:width="17.403cm" svg:height="13.663cm" draw:z-index="22"><draw:image xlink:href="Pictures/200000020000020000000192B76223F9EF5C89B1.eps" xlink:type="simple" xlink:show="embed" xlink:actuate="onLoad"/></draw:frame><text:soft-page-break/></text:p>
      <text:p text:style-name="P9"/>
      <text:p text:style-name="P9"><draw:frame draw:style-name="fr2" draw:name="Image24" text:anchor-type="paragraph" svg:width="17.403cm" svg:height="13.825cm" draw:z-index="23"><draw:image xlink:href="Pictures/20000002000001FA000001923F6AE54A5A215782.eps" xlink:type="simple" xlink:show="embed" xlink:actuate="onLoad"/></draw:frame><text:soft-page-break/></text:p>
      <text:p text:style-name="P9"/>
      <text:p text:style-name="P9"><draw:frame draw:style-name="fr2" draw:name="Image25" text:anchor-type="paragraph" svg:width="17.403cm" svg:height="13.61cm" draw:z-index="24"><draw:image xlink:href="Pictures/200000020000020200000192F93CCC2CF4D1A9A3.eps" xlink:type="simple" xlink:show="embed" xlink:actuate="onLoad"/></draw:frame><text:soft-page-break/></text:p>
      <text:p text:style-name="P9"/>
      <text:p text:style-name="P9"><draw:frame draw:style-name="fr1" draw:name="Image26" text:anchor-type="paragraph" svg:width="17.403cm" svg:height="13.453cm" draw:z-index="25"><draw:image xlink:href="Pictures/200000020000020800000192A5BBB6BFA8187E56.eps" xlink:type="simple" xlink:show="embed" xlink:actuate="onLoad"/></draw:frame><text:soft-page-break/></text:p>
      <text:p text:style-name="P9"/>
      <text:p text:style-name="P9"><draw:frame draw:style-name="fr1" draw:name="Image27" text:anchor-type="paragraph" svg:width="17.403cm" svg:height="13.453cm" draw:z-index="26"><draw:image xlink:href="Pictures/2000000200000208000001927DEDC27B25D5A444.eps" xlink:type="simple" xlink:show="embed" xlink:actuate="onLoad"/></draw:frame><text:soft-page-break/></text:p>
      <text:p text:style-name="P9"/>
      <text:p text:style-name="P9"><draw:frame draw:style-name="fr2" draw:name="Image28" text:anchor-type="paragraph" svg:width="17.403cm" svg:height="13.825cm" draw:z-index="27"><draw:image xlink:href="Pictures/20000002000001FA000001926BE07D7F0238A809.eps" xlink:type="simple" xlink:show="embed" xlink:actuate="onLoad"/></draw:frame><text:soft-page-break/></text:p>
      <text:p text:style-name="P9"/>
      <text:p text:style-name="P9"><draw:frame draw:style-name="fr2" draw:name="Image29" text:anchor-type="paragraph" svg:width="17.403cm" svg:height="13.663cm" draw:z-index="28"><draw:image xlink:href="Pictures/2000000200000200000001923F90223B7F2ED3DE.eps" xlink:type="simple" xlink:show="embed" xlink:actuate="onLoad"/></draw:frame><text:soft-page-break/></text:p>
      <text:p text:style-name="P9"/>
      <text:p text:style-name="P9"><draw:frame draw:style-name="fr2" draw:name="Image30" text:anchor-type="paragraph" svg:width="17.403cm" svg:height="13.825cm" draw:z-index="29"><draw:image xlink:href="Pictures/20000002000001FA0000019258042F891D038F78.eps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Auto" style:print-orientation="portrait" fo:margin-top="1.401cm" fo:margin-bottom="1.401cm" fo:margin-left="1.799cm" fo:margin-right="1.799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3-29T22:54:17.478493001</dc:date>
    <meta:editing-duration>PT11H4M46S</meta:editing-duration>
    <meta:editing-cycles>349</meta:editing-cycles>
    <meta:generator>LibreOffice/5.1.6.2$Linux_X86_64 LibreOffice_project/10m0$Build-2</meta:generator>
    <meta:print-date>2016-11-02T12:08:45.410099225</meta:print-date>
    <meta:document-statistic meta:table-count="0" meta:image-count="30" meta:object-count="0" meta:page-count="30" meta:paragraph-count="161" meta:word-count="385" meta:character-count="2804" meta:non-whitespace-character-count="2545"/>
  </office:meta>
</office:document-meta>
</file>